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color="#0000ff" fo:font-size="12pt" fo:font-weight="normal" style:font-size-asian="12pt" style:font-weight-asian="normal" style:font-size-complex="12pt" style:font-weight-complex="normal"/>
    </style:style>
    <style:style style:name="P5" style:family="paragraph" style:parent-style-name="Standard" style:master-page-name="">
      <style:paragraph-properties style:page-number="auto"/>
      <style:text-properties fo:font-weight="normal" style:font-weight-asian="normal" style:font-weight-complex="normal"/>
    </style:style>
    <style:style style:name="P6" style:family="paragraph" style:parent-style-name="Standard">
      <style:paragraph-properties fo:margin-left="2.037cm" fo:margin-right="0cm" fo:text-indent="-2.09cm" style:auto-text-indent="false"/>
      <style:text-properties fo:font-weight="bold" style:font-weight-asian="bold" style:font-weight-complex="bold"/>
    </style:style>
    <style:style style:name="P7" style:family="paragraph" style:parent-style-name="Standard" style:master-page-name="">
      <style:paragraph-properties fo:margin-left="2.037cm" fo:margin-right="0cm" fo:text-indent="-2.037cm" style:auto-text-indent="false" style:page-number="auto"/>
      <style:text-properties fo:font-weight="normal" style:font-weight-asian="normal" style:font-weight-complex="normal"/>
    </style:style>
    <style:style style:name="P8" style:family="paragraph" style:parent-style-name="Standard">
      <style:paragraph-properties fo:margin-left="2.037cm" fo:margin-right="0cm" fo:text-indent="-2.037cm" style:auto-text-indent="false"/>
      <style:text-properties fo:font-weight="bold" style:font-weight-asian="bold"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fo:font-size="14pt" fo:font-weight="bold" style:font-size-asian="14pt" style:font-weight-asian="bold" style:font-size-complex="14pt" style:font-weight-complex="bold"/>
    </style:style>
    <style:style style:name="P11" style:family="paragraph" style:parent-style-name="Standard">
      <style:paragraph-properties fo:break-before="page"/>
      <style:text-properties fo:font-size="14pt" fo:font-weight="bold" style:font-size-asian="14pt" style:font-weight-asian="bold" style:font-size-complex="14pt" style:font-weight-complex="bold"/>
    </style:style>
    <style:style style:name="T1" style:family="text">
      <style:text-properties fo:color="#ff3333"/>
    </style:style>
    <style:style style:name="T2" style:family="text">
      <style:text-properties fo:color="#ff3333" fo:font-weight="bold" style:font-weight-asian="bold" style:font-weight-complex="bold"/>
    </style:style>
    <style:style style:name="T3" style:family="text">
      <style:text-properties fo:color="#ff3333" fo:font-size="10pt" fo:font-weight="bold" style:font-size-asian="10pt" style:font-weight-asian="bold" style:font-size-complex="10pt" style:font-weight-complex="bold"/>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fo:color="#0000ff"/>
    </style:style>
    <style:style style:name="T7" style:family="text">
      <style:text-properties style:use-window-font-color="true"/>
    </style:style>
    <style:style style:name="T8"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ositioning. <text:s text:c="2"/><text:span text:style-name="T8">https://www.w3schools.com/css/css_positioning.asp</text:span></text:p>
      <text:p text:style-name="P1"/>
      <text:p text:style-name="P4"><text:span text:style-name="T4">position</text:span>: static|absolute|fixed|relative|sticky|initial|inherit;</text:p>
      <text:p text:style-name="P1"/>
      <text:p text:style-name="P2">The position attribute can have several values:</text:p>
      <text:p text:style-name="P7"><text:span text:style-name="T2">Static:</text:span><text:span text:style-name="T4"> </text:span><text:tab/>is default and means "as per normal flow. Not affected by the top, bottom, left, and right properties.</text:p>
      <text:p text:style-name="P7"><text:span text:style-name="T2">Relative:</text:span> <text:tab/>allows to add top, bottom, left, and right properties to what would be static. Ie relative = static + position.</text:p>
      <text:p text:style-name="P7"><text:span text:style-name="T2">Fixed:</text:span><text:tab/>means always in the same place relative to the view port. <text:s/>Top, bottom, left, and right properties are respected – provided they make sense. <text:span text:style-name="T6">Stays there even when scrolling.</text:span></text:p>
      <text:p text:style-name="P7"><text:span text:style-name="T2">Absolute:</text:span> <text:tab/>means positioned relative to the nearest <text:span text:style-name="T5">positioned</text:span> (ie not static) ancestor (instead of positioned relative to the viewport, like fixed). </text:p>
      <text:p text:style-name="P7"><text:span text:style-name="T2">Sticky:</text:span> <text:tab/>positioned based on the user's scroll position. Is like relative when in mid scroll but then sticks to top,bottom, left or right depending as required.</text:p>
      <text:p text:style-name="P6"/>
      <text:p text:style-name="P3">Overlapping Elements</text:p>
      <text:p text:style-name="P2">When elements are positioned, they can overlap other elements.</text:p>
      <text:p text:style-name="P2">When elements overlap the z-index value determines what is on top. (higher on top).</text:p>
      <text:p text:style-name="P1"/>
      <text:p text:style-name="P3">Height and Width:</text:p>
      <text:p text:style-name="P3"/>
      <text:p text:style-name="P4"><text:span text:style-name="T4">height</text:span>: auto|length|initial|inherit;</text:p>
      <text:p text:style-name="P3"/>
      <text:p text:style-name="P5">The width and height attributes of elemenst can be set.</text:p>
      <text:p text:style-name="P2">Can be specified in length values, like px, cm, etc., or in percent (%) of the containing block.</text:p>
      <text:p text:style-name="P2"/>
      <text:p text:style-name="P7"><text:span text:style-name="T2">auto:</text:span><text:span text:style-name="T4"> </text:span><text:tab/>The browser calculates the height and width ( default)</text:p>
      <text:p text:style-name="P7"><text:span text:style-name="T2">width:</text:span> <text:tab/>Can be specified in length values, like px, cm, etc., or in percent (%) of the containing block.</text:p>
      <text:p text:style-name="P7"><text:span text:style-name="T3">max-width:</text:span><text:tab/><text:span text:style-name="T7">Can be specified in length values, like px, cm, etc., or in percent (%) of the containing block.</text:span></text:p>
      <text:p text:style-name="P8"/>
      <text:p text:style-name="P3"/>
      <text:p text:style-name="P11">Making things modal.</text:p>
      <text:p text:style-name="Standard"><text:span text:style-name="T4">Def</text:span>: A modal window is any type of window that is a child (secondary window) to a parent window and usurps the parent's control.</text:p>
      <text:p text:style-name="Standard"/>
      <text:p text:style-name="Standard">Modal windows are created in HTML and CSS by creating a &lt;div&gt; that is switched between <text:span text:style-name="T1">display:</text:span><text:span text:style-name="T6">block</text:span> to make it visible and <text:span text:style-name="T1">display:</text:span><text:span text:style-name="T6">none </text:span><text:span text:style-name="T7">to make it invisible and take up no space.</text:span></text:p>
      <text:p text:style-name="Standard"><text:span text:style-name="T7"/></text:p>
      <text:p text:style-name="Standard"><text:span text:style-name="T7">Also if the location is explicitely positioned – ie NOT static – then it can overlap other elements. In this case the you need to specify </text:span><text:span text:style-name="T1">z-index</text:span><text:span text:style-name="T7">: </text:span><text:span text:style-name="T6">n</text:span><text:span text:style-name="T7"> where </text:span><text:span text:style-name="T6">n</text:span><text:span text:style-name="T7"> is a an interger ( positive or negative). No is called the stack order and an element with greater stack order (eg 1) is always in front of another element with lower stack order (eg 0).</text:span></text:p>
      <text:p text:style-name="Standard"><text:span text:style-name="T7"/></text:p>
      <text:p text:style-name="Standard"><text:span text:style-name="T7"/></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3H13M46S</meta:editing-duration>
    <meta:editing-cycles>6</meta:editing-cycles>
    <meta:generator>OpenOffice/4.1.4$Win32 OpenOffice.org_project/414m5$Build-9788</meta:generator>
    <dc:date>2018-05-29T08:47:29.24</dc:date>
    <dc:creator>Brendan Curtin</dc:creator>
    <meta:document-statistic meta:table-count="0" meta:image-count="0" meta:object-count="0" meta:page-count="2" meta:paragraph-count="22" meta:word-count="359" meta:character-count="2209"/>
    <meta:user-defined meta:name="Info 1"/>
    <meta:user-defined meta:name="Info 2"/>
    <meta:user-defined meta:name="Info 3"/>
    <meta:user-defined meta:name="Info 4"/>
  </office:meta>
</office:document-meta>
</file>